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Rebecca G. Jacob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307 Marshall St.,/</text:p>
      <text:p text:style-name="P3">Phila. Jan. 2, 1891./</text:p>
      <text:p text:style-name="P2">Dear Dr. Morais,/</text:p>
      <text:p text:style-name="P2"><text:tab/>I enclose/ the letter from Dr. Willner/ and I must ask your/ pardon for my remissness/ in not having returned/ it sooner. <text:s/>I received pay-/ment for the books/ today, and that re-/minded me of my/ negligence./</text:p>
      <text:p text:style-name="P2"><text:tab/>With kind/ regards to you and/ your household and/ wishing you a very/ happy New Year./ <text:s/>Sincerely yours,/ Rebecca G. Jacob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17T15:24:27.21</meta:creation-date>
    <dc:date>2011-11-17T15:27:38.18</dc:date>
    <dc:creator>Penn Libraries</dc:creator>
    <meta:editing-duration>PT00H03M1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32" meta:character-count="1661"/>
  </office:meta>
</office:document-meta>
</file>